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21b" officeooo:paragraph-rsid="0018021b"/>
    </style:style>
    <style:style style:name="P2" style:family="paragraph" style:parent-style-name="Standard">
      <style:text-properties fo:font-weight="bold" officeooo:rsid="0018021b" officeooo:paragraph-rsid="0018021b" style:font-weight-asian="bold" style:font-weight-complex="bold"/>
    </style:style>
    <style:style style:name="P3" style:family="paragraph" style:parent-style-name="Standard">
      <style:text-properties fo:font-weight="bold" officeooo:rsid="00204c16" officeooo:paragraph-rsid="00204c16" style:font-weight-asian="bold" style:font-weight-complex="bold"/>
    </style:style>
    <style:style style:name="P4" style:family="paragraph" style:parent-style-name="Standard">
      <style:text-properties officeooo:rsid="0019f971" officeooo:paragraph-rsid="0019f971"/>
    </style:style>
    <style:style style:name="P5" style:family="paragraph" style:parent-style-name="Standard">
      <style:text-properties officeooo:rsid="001a403a" officeooo:paragraph-rsid="001a403a"/>
    </style:style>
    <style:style style:name="P6" style:family="paragraph" style:parent-style-name="Standard">
      <style:text-properties officeooo:rsid="001b4977" officeooo:paragraph-rsid="001b4977"/>
    </style:style>
    <style:style style:name="P7" style:family="paragraph" style:parent-style-name="Standard">
      <style:text-properties officeooo:rsid="001b648d" officeooo:paragraph-rsid="001b648d"/>
    </style:style>
    <style:style style:name="P8" style:family="paragraph" style:parent-style-name="Standard">
      <style:text-properties officeooo:rsid="001c4368" officeooo:paragraph-rsid="001c4368"/>
    </style:style>
    <style:style style:name="P9" style:family="paragraph" style:parent-style-name="Standard">
      <style:text-properties officeooo:rsid="001c90d5" officeooo:paragraph-rsid="001c90d5"/>
    </style:style>
    <style:style style:name="P10" style:family="paragraph" style:parent-style-name="Standard">
      <style:text-properties officeooo:rsid="001d308c" officeooo:paragraph-rsid="001d308c"/>
    </style:style>
    <style:style style:name="P11" style:family="paragraph" style:parent-style-name="Standard">
      <style:text-properties officeooo:rsid="001e0ca8" officeooo:paragraph-rsid="001e0ca8"/>
    </style:style>
    <style:style style:name="P12" style:family="paragraph" style:parent-style-name="Standard">
      <style:text-properties officeooo:rsid="001e4c54" officeooo:paragraph-rsid="001e4c54"/>
    </style:style>
    <style:style style:name="P13" style:family="paragraph" style:parent-style-name="Standard">
      <style:text-properties officeooo:rsid="00204c16" officeooo:paragraph-rsid="00204c16"/>
    </style:style>
    <style:style style:name="P14" style:family="paragraph" style:parent-style-name="Standard">
      <style:text-properties officeooo:rsid="002102fc" officeooo:paragraph-rsid="002102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f971"/>
    </style:style>
    <style:style style:name="T4" style:family="text">
      <style:text-properties officeooo:rsid="001b648d"/>
    </style:style>
    <style:style style:name="T5" style:family="text">
      <style:text-properties officeooo:rsid="00208665"/>
    </style:style>
    <style:style style:name="T6" style:family="text">
      <style:text-properties officeooo:rsid="00217a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ustering Lab – 24/10/2018</text:p>
      <text:p text:style-name="P1">Other tools (ex: R) also allowed, like for doing k-means. </text:p>
      <text:p text:style-name="P1"/>
      <text:p text:style-name="P1">Iris Dataset: clustering on first 4 attributes. </text:p>
      <text:p text:style-name="P1">NB: DON’T USE CATEGORICAL ATTRIBUTES for clustering!</text:p>
      <text:p text:style-name="P1">Save content of categorical attributes, yet need to delete it!</text:p>
      <text:p text:style-name="P1">Purity = #Records with the same class label / overall #records</text:p>
      <text:p text:style-name="P1"/>
      <text:p text:style-name="P1">Data understanding:→ Used to have an overall idea about clusters already. </text:p>
      <text:p text:style-name="P1"/>
      <text:p text:style-name="P1">First step before clustering: carry out <text:span text:style-name="T1">data normalization </text:span><text:span text:style-name="T2">, and write in the report how you did data normalization</text:span>! [Want to have all values in a certain range]</text:p>
      <text:p text:style-name="P1"/>
      <text:p text:style-name="P1">StandardScaler: fit + inverse transform (go back to original values!)</text:p>
      <text:p text:style-name="P1"/>
      <text:p text:style-name="P1">MinMaxScaler: more interpretable [0-1 values]</text:p>
      <text:p text:style-name="P1">fit: understanding min, max values. For every value, value – min / max + value</text:p>
      <text:p text:style-name="P1"/>
      <text:p text:style-name="P1">k-Means. Parameters.</text:p>
      <text:p text:style-name="P1">- #clusters,initial centroids’ position. Silhouette (?) used to evaluate clustering’s quality.</text:p>
      <text:p text:style-name="P1">n_init: #times k-means is run, <text:span text:style-name="T3">with different choice of initial centroids. Best result is returned!</text:span></text:p>
      <text:p text:style-name="P4">Max_iter: prevent the algorithm from running indefinitely (I.e: not converging within a certain amount of iterations). Ex: in case a data point lies on the “border”. </text:p>
      <text:p text:style-name="P4"/>
      <text:p text:style-name="P4">Labels = list of points with the index of the cluster to which the points belong.</text:p>
      <text:p text:style-name="P4"/>
      <text:p text:style-name="P5">Dataset normalized –&gt; Centroids won’t be in the same scale as the original data → Need to inverse transform them!</text:p>
      <text:p text:style-name="P5"/>
      <text:p text:style-name="P5">Parallel coordinates’ method. We can understand according to which feature we can mostly “discriminate” the clusters by. </text:p>
      <text:p text:style-name="P5">SSE = inertia. Intra-clustering metric</text:p>
      <text:p text:style-name="P5">Silhouette = Inter-clustering metric (how separated the different clusters are). </text:p>
      <text:p text:style-name="P5"/>
      <text:p text:style-name="P6">K = #Clusters. Estimated by the knee method! <text:span text:style-name="T4">Add the SSEs to a list, then plot them.</text:span></text:p>
      <text:p text:style-name="P7">[10-1000: just plot with modulo x]</text:p>
      <text:p text:style-name="P7"/>
      <text:p text:style-name="P7">We can compute the first-order derivative to find the greatest step change.</text:p>
      <text:p text:style-name="P7"/>
      <text:p text:style-name="P8">DB-Scan</text:p>
      <text:p text:style-name="P8"/>
      <text:p text:style-name="P8">Not able to recognize different densities! Epsilon, minPoints as parameters.</text:p>
      <text:p text:style-name="P8"/>
      <text:p text:style-name="P9">Output: just labels. Noise wrt. 4 dimensions.</text:p>
      <text:p text:style-name="P9"/>
      <text:p text:style-name="P9">Best epsilon estimated with knee method as well [stay before a large derivative step change !]</text:p>
      <text:p text:style-name="P9"/>
      <text:p text:style-name="P9">Distance from kth element = between the epsilon-radius and the </text:p>
      <text:p text:style-name="P9"/>
      <text:p text:style-name="P9">[Epsilon too small: lots of noise]</text:p>
      <text:p text:style-name="P9">[Epsilon too large: elements not properly grouped into clusters]</text:p>
      <text:p text:style-name="P9"/>
      <text:p text:style-name="P10"><text:soft-page-break/>VERY IMPORTANT TO NORMALIZE </text:p>
      <text:p text:style-name="P10"/>
      <text:p text:style-name="P10">Same method to set the minPoints parameter. </text:p>
      <text:p text:style-name="P10"/>
      <text:p text:style-name="P11">Clsuters’ purity to understand survival → Crosstab!</text:p>
      <text:p text:style-name="P12">Ex: Pure cluster wrt. People that survived in 1 cluster. </text:p>
      <text:p text:style-name="P12">&gt; 50% → Pure! (to a certain extent)</text:p>
      <text:p text:style-name="P12"/>
      <text:p text:style-name="P12">Categorical: not used for clustering.</text:p>
      <text:p text:style-name="P12"/>
      <text:p text:style-name="P3">Hierarchical clustering</text:p>
      <text:p text:style-name="P13">Scipy (best), scikit learn (no dendogram)</text:p>
      <text:p text:style-name="P13">Distance matrix: also used for DBScan. <text:span text:style-name="T5">Single / complete /weighted /avg.</text:span></text:p>
      <text:p text:style-name="P13"/>
      <text:p text:style-name="P14">Dendogram: We can define a cut for it, so as to make it more readable. [get labels <text:s/>for pieces where you cut at]. However, slow!</text:p>
      <text:p text:style-name="P14">We may run hierarchical clustering on a sample, and still <text:span text:style-name="T6">get</text:span> similar results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4:12:43.629034682</meta:creation-date>
    <dc:date>2018-10-24T15:00:10.881006218</dc:date>
    <meta:editing-duration>PT36M5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430" meta:character-count="2720" meta:non-whitespace-character-count="2317"/>
  </office:meta>
</office:document-meta>
</file>